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5a72" officeooo:paragraph-rsid="00155a72"/>
    </style:style>
    <style:style style:name="P2" style:family="paragraph" style:parent-style-name="Standard" style:list-style-name="L3">
      <style:text-properties officeooo:rsid="00155a72" officeooo:paragraph-rsid="00155a72"/>
    </style:style>
    <style:style style:name="P3" style:family="paragraph" style:parent-style-name="Standard" style:list-style-name="L3">
      <style:text-properties officeooo:rsid="00155a72" officeooo:paragraph-rsid="001a369f"/>
    </style:style>
    <style:style style:name="P4" style:family="paragraph" style:parent-style-name="Standard" style:list-style-name="L4">
      <style:text-properties officeooo:rsid="00155a72" officeooo:paragraph-rsid="00155a72"/>
    </style:style>
    <style:style style:name="P5" style:family="paragraph" style:parent-style-name="Standard" style:list-style-name="L4">
      <style:text-properties officeooo:rsid="00155a72" officeooo:paragraph-rsid="00162e9d"/>
    </style:style>
    <style:style style:name="P6" style:family="paragraph" style:parent-style-name="Standard" style:list-style-name="L4">
      <style:text-properties officeooo:rsid="00155a72" officeooo:paragraph-rsid="00181ed5"/>
    </style:style>
    <style:style style:name="P7" style:family="paragraph" style:parent-style-name="Standard" style:list-style-name="L3">
      <style:text-properties officeooo:paragraph-rsid="00155a72"/>
    </style:style>
    <style:style style:name="P8" style:family="paragraph" style:parent-style-name="Standard" style:list-style-name="L4">
      <style:text-properties officeooo:paragraph-rsid="00155a72"/>
    </style:style>
    <style:style style:name="T1" style:family="text">
      <style:text-properties officeooo:rsid="00155a72"/>
    </style:style>
    <style:style style:name="T2" style:family="text">
      <style:text-properties officeooo:rsid="00162e9d"/>
    </style:style>
    <style:style style:name="T3" style:family="text">
      <style:text-properties officeooo:rsid="001a36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58039250980576847" text:style-name="L3">
        <text:list-item>
          <text:p text:style-name="P2">(∗1) What does (∗2.5) mean for an exercise?<text:line-break/><text:line-break/>Might take and hour to half a day.</text:p>
        </text:list-item>
      </text:list>
      <text:p text:style-name="P1"/>
      <text:list xml:id="list213946505169675" text:continue-numbering="true" text:style-name="L3">
        <text:list-item>
          <text:p text:style-name="P7"><text:span text:style-name="T1">(∗2) Brieﬂy describe the design aims of C++ and comment on the extent to which C++ meets those.<text:line-break/><text:line-break/>C++ is a language for developing and using elegant and efficient abstractions, it is a language that is not specialised and is used in a large variety </text:span>of<text:span text:style-name="T1"> different areas, distributed systems, games, embedded systems are just but a few examples. Another intention is for it to be compatible with C while maintaining its strong type checking capabilities.</text:span></text:p>
          <text:p text:style-name="P2"/>
        </text:list-item>
        <text:list-item>
          <text:p text:style-name="P2">(∗4) Write an essay: What can a good programming language do for you and what can’t you expect it to help with?<text:line-break/><text:line-break/>BRIEF!! - A programming language can enable a person to apply previously gained knowledge and experiences to solve certain problems to which that particular language is well suited. A language cannot make you either a better programmer or solve things for you on its own.</text:p>
          <text:p text:style-name="P2"/>
        </text:list-item>
        <text:list-item>
          <text:p text:style-name="P2">(∗1) What are the main programming styles supported by C++?<text:line-break/><text:line-break/>Procedural programming, Data abstraction, Object Oriented Programming, Generic programming.</text:p>
        </text:list-item>
      </text:list>
      <text:p text:style-name="P1"/>
      <text:p text:style-name="P1"/>
      <text:list xml:id="list213946507160903" text:continue-numbering="true" text:style-name="L3">
        <text:list-item>
          <text:p text:style-name="P2">(∗2.5) List ﬁve language features offered by the 1985 version of C++, ﬁve features added by C++98, and ﬁnally ﬁve new features added by C++11. In each case, order the features in order of importance and for each feature write a sentence describing its role in programming.</text:p>
          <text:p text:style-name="P2"/>
        </text:list-item>
      </text:list>
      <text:list xml:id="list3768549815454128471" text:style-name="L4">
        <text:list-item>
          <text:p text:style-name="P8">C++85 included:</text:p>
        </text:list-item>
      </text:list>
      <text:p text:style-name="P1"/>
      <text:list xml:id="list213946507168766" text:continue-numbering="true" text:style-name="L4">
        <text:list-item>
          <text:list>
            <text:list-item>
              <text:p text:style-name="P4">I/O Streams<text:span text:style-name="T2"> – </text:span>Very simple and yet flexible method of using / working with input and output.</text:p>
            </text:list-item>
            <text:list-item>
              <text:p text:style-name="P4">Virtual functions<text:span text:style-name="T2"> – </text:span>allows late binding (or dynamic) at runtime with the use of virtual functions. I.e. overwriting an inherited classes functions. </text:p>
            </text:list-item>
            <text:list-item>
              <text:p text:style-name="P4">Operator overloading<text:span text:style-name="T2"> – </text:span>Overloading is classical of polymorphism and therefore allows C++ to adhere to these paradigms a little more easily. Not to be confused with virtual functions!</text:p>
            </text:list-item>
            <text:list-item>
              <text:p text:style-name="P4">References<text:span text:style-name="T2"> – </text:span>Safter but less powerful than a pointer, gives the memory address of a variable (and others).</text:p>
            </text:list-item>
            <text:list-item>
              <text:p text:style-name="P4">Complex Numbers<text:span text:style-name="T2"> – </text:span>Useful for more complex mathematical equations and calculations. Very useful to electrical engineers and physicists for example.</text:p>
            </text:list-item>
            <text:list-item>
              <text:p text:style-name="P4">Tasks - Non pre-emptive scheduling - Scheduling allows for concurrency and process management and therefore tasks / jobs. <text:line-break/><text:line-break/><text:line-break/><text:line-break/><text:line-break/><text:line-break/></text:p>
            </text:list-item>
          </text:list>
        </text:list-item>
        <text:list-item>
          <text:p text:style-name="P4"><text:soft-page-break/>C++98 included:<text:line-break/></text:p>
          <text:list>
            <text:list-item>
              <text:p text:style-name="P4">Templates<text:span text:style-name="T2"> – </text:span>Provides generic programming for C++, extremely potent and invaluable.</text:p>
            </text:list-item>
            <text:list-item>
              <text:p text:style-name="P5">STL framework for generic algorithms<text:span text:style-name="T2"> – </text:span>Standard Library of template functions implementing these generic algorithms. </text:p>
            </text:list-item>
            <text:list-item>
              <text:p text:style-name="P4">Exception handling<text:span text:style-name="T2"> – </text:span>Provides methods for functions to escape certain situations whereby their actions are either unsafe or unwanted. </text:p>
            </text:list-item>
            <text:list-item>
              <text:p text:style-name="P4">Dynamic casts<text:span text:style-name="T2"> – </text:span>Safter casting.</text:p>
            </text:list-item>
            <text:list-item>
              <text:p text:style-name="P4">Name-spaces<text:span text:style-name="T2"> – </text:span>Must have a pointer or reference to a class, important because it allows for a safer cast during runtime.<text:line-break/></text:p>
            </text:list-item>
          </text:list>
        </text:list-item>
        <text:list-item>
          <text:p text:style-name="P4">C++11 included:<text:line-break/></text:p>
          <text:list>
            <text:list-item>
              <text:p text:style-name="P6">Lambda expressions<text:span text:style-name="T2"> – </text:span>Anonymous functions, they have an implicit return type and can allow lambdas to act as closures. ** I don't know how to use them yet.</text:p>
            </text:list-item>
            <text:list-item>
              <text:p text:style-name="P6">Unordered Containers (hash tables) - Very useful, fast and generally light weight data structures with high applicability.</text:p>
            </text:list-item>
            <text:list-item>
              <text:p text:style-name="P6">Threads<text:span text:style-name="T2"> – </text:span>Represents individual threads of execution, a cornerstone of concurrency.</text:p>
            </text:list-item>
            <text:list-item>
              <text:p text:style-name="P6">Locks<text:span text:style-name="T2"> – </text:span>Locks are useful again, for concurrency, if they work like semaphores do, then they help with locking critical regions and avoiding deadlocks.</text:p>
            </text:list-item>
            <text:list-item>
              <text:p text:style-name="P4">Regular expressions<text:span text:style-name="T2"> – </text:span>Standardised way of writing certain expressions, controversial in some circles but powerful none the less.</text:p>
            </text:list-item>
          </text:list>
        </text:list-item>
      </text:list>
      <text:p text:style-name="P1"/>
      <text:list xml:id="list213946513150600" text:continue-list="list213946507160903" text:style-name="L3">
        <text:list-header>
          <text:p text:style-name="P2"/>
        </text:list-header>
        <text:list-item>
          <text:p text:style-name="P3">(∗3) Describe the difference between dynamic (run-time) and static (compile-time) type checking and outline the strengths and weaknesses of each.<text:line-break/><text:line-break/><text:span text:style-name="T3">Going to finish these off at a later pointer, as mentioned in the book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21:26:14.932000000</meta:creation-date>
    <dc:date>2014-03-07T21:39:46.414000000</dc:date>
    <meta:editing-duration>PT4M43S</meta:editing-duration>
    <meta:editing-cycles>5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25" meta:word-count="568" meta:character-count="3555" meta:non-whitespace-character-count="3005"/>
  </office:meta>
</office:document-meta>
</file>